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 draw:fontwork-adjust="center" draw:fontwork-distance="0cm" draw:fontwork-start="0cm" draw:fontwork-outline="false" draw:fontwork-shadow-offset-x="0cm" draw:fontwork-shadow-offset-y="0cm" draw:fontwork-hide-form="false"/>
    </style:style>
    <style:style style:name="gr6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 draw:fontwork-style="rotate" draw:fontwork-distance="0cm" draw:fontwork-start="0cm" draw:fontwork-shadow="normal" draw:fontwork-shadow-offset-x="0cm" draw:fontwork-shadow-offset-y="0cm"/>
    </style:style>
    <style:style style:name="gr7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 draw:fontwork-style="rotat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5cm" svg:height="2cm" svg:x="13.5cm" svg:y="6cm">
          <text:p text:style-name="P1"><text:span text:style-name="T1">Gestion de projets</text:span></text:p>
          <text:p text:style-name="P1"><text:span text:style-name="T2"/></text:p>
          <text:p text:style-name="P1"><text:span text:style-name="T2">Red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cm" svg:height="2cm" svg:x="7.5cm" svg:y="10.5cm">
          <text:p text:style-name="P1"><text:span text:style-name="T1">PIC</text:span></text:p>
          <text:p text:style-name="P1"><text:span text:style-name="T2"/></text:p>
          <text:p text:style-name="P1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3cm" svg:x="6.5cm" svg:y="0.5cm">
          <text:p text:style-name="P1"><text:span text:style-name="T1">Système de gestion</text:span><text:span text:style-name="T1"><text:line-break/></text:span><text:span text:style-name="T1">de versions</text:span></text:p>
          <text:p text:style-name="P1"><text:span text:style-name="T2"/></text:p>
          <text:p text:style-name="P1"><text:span text:style-name="T2">Sub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3cm" svg:x="0.5cm" svg:y="5.5cm">
          <text:p text:style-name="P1"><text:span text:style-name="T1">Tests</text:span></text:p>
          <text:p text:style-name="P1"><text:span text:style-name="T2"/></text:p>
          <text:p text:style-name="P1"><text:span text:style-name="T2">Selenium</text:span></text:p>
          <text:p text:style-name="P1"><text:span text:style-name="T2">PHPUnit, JUni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9cm" svg:y1="10.5cm" svg:x2="9cm" svg:y2="3.5cm" draw:start-shape="id1" draw:end-shape="id2" svg:d="m9000 10500v-7000">
          <text:p/>
        </draw:connector>
        <draw:connector draw:style-name="gr6" draw:text-style-name="P2" draw:layer="layout" draw:type="line" svg:x1="11.5cm" svg:y1="2cm" svg:x2="16cm" svg:y2="6cm" draw:start-shape="id2" draw:start-glue-point="1" draw:end-shape="id3" draw:end-glue-point="0" svg:d="m11500 2000 4500 4000">
          <text:p/>
        </draw:connector>
        <draw:connector draw:style-name="gr7" draw:text-style-name="P2" draw:layer="layout" draw:type="line" svg:x1="2.5cm" svg:y1="5.5cm" svg:x2="6.5cm" svg:y2="2cm" draw:start-shape="id4" draw:start-glue-point="0" draw:end-shape="id2" draw:end-glue-point="3" svg:d="m2500 5500 4000-3500">
          <text:p/>
        </draw:connector>
        <draw:connector draw:style-name="gr7" draw:text-style-name="P2" draw:layer="layout" draw:type="line" svg:x1="10.5cm" svg:y1="11.5cm" svg:x2="16cm" svg:y2="8cm" draw:start-shape="id1" draw:start-glue-point="1" draw:end-shape="id3" draw:end-glue-point="2" svg:d="m10500 11500 5500-3500">
          <text:p/>
        </draw:connector>
        <draw:connector draw:style-name="gr7" draw:text-style-name="P2" draw:layer="layout" draw:type="line" svg:x1="2.5cm" svg:y1="8.5cm" svg:x2="7.5cm" svg:y2="11.5cm" draw:start-shape="id4" draw:start-glue-point="2" draw:end-shape="id1" draw:end-glue-point="3" svg:d="m2500 8500 5000 3000">
          <text:p/>
        </draw:connector>
        <draw:frame draw:style-name="gr8" draw:text-style-name="P3" draw:layer="layout" svg:width="3.4cm" svg:height="0.95cm" svg:x="2.6cm" svg:y="2.7cm">
          <draw:text-box>
            <text:p><text:span text:style-name="T3">héberge</text:span></text:p>
          </draw:text-box>
        </draw:frame>
        <draw:frame draw:style-name="gr8" draw:text-style-name="P3" draw:layer="layout" svg:width="3.4cm" svg:height="1.199cm" svg:x="13.8cm" svg:y="9.601cm">
          <draw:text-box>
            <text:p><text:span text:style-name="T3">récupère l'état du projet</text:span></text:p>
          </draw:text-box>
        </draw:frame>
        <draw:frame draw:style-name="gr8" draw:text-style-name="P3" draw:layer="layout" svg:width="3.4cm" svg:height="0.95cm" svg:x="2.9cm" svg:y="10.2cm">
          <draw:text-box>
            <text:p><text:span text:style-name="T3">exécute</text:span></text:p>
          </draw:text-box>
        </draw:frame>
        <draw:frame draw:style-name="gr8" draw:text-style-name="P5" draw:layer="layout" svg:width="3.4cm" svg:height="1.199cm" svg:x="5.3cm" svg:y="6.401cm">
          <draw:text-box>
            <text:p text:style-name="P4"><text:span text:style-name="T3">récupère les sources</text:span></text:p>
          </draw:text-box>
        </draw:frame>
        <draw:frame draw:style-name="gr8" draw:text-style-name="P3" draw:layer="layout" svg:width="3.4cm" svg:height="1.199cm" svg:x="14.5cm" svg:y="3.001cm">
          <draw:text-box>
            <text:p><text:span text:style-name="T3">liste les révision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4T16:26:54</meta:creation-date>
    <dc:date>2011-09-06T22:56:45</dc:date>
    <dc:creator>Jérémy Subtil</dc:creator>
    <meta:editing-duration>PT13M17S</meta:editing-duration>
    <meta:editing-cycles>3</meta:editing-cycles>
    <meta:generator>LibreOffice/3.4$Unix LibreOffice_project/340m1$Build-302</meta:generator>
    <meta:document-statistic meta:object-count="14"/>
  </office:meta>
</office:document-meta>
</file>